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20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margin-top="0cm" fo:margin-bottom="0cm" fo:text-indent="0cm" style:text-autospace="none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524</text:span></text:p>
            <text:p text:style-name="P1"><text:span text:style-name="T2">“</text:span><text:span text:style-name="T2">How Sweet the Name of Jesus Sound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27cm" svg:y="0.762cm">
          <draw:text-box>
            <text:p text:style-name="P1"><text:span text:style-name="T3">1. </text:span><text:span text:style-name="T4">How sweet the name of Jesus sounds</text:span><text:span text:style-name="T4"><text:line-break/></text:span><text:span text:style-name="T4">In a believer’s ear!</text:span><text:span text:style-name="T4"><text:line-break/></text:span><text:span text:style-name="T4">It soothes our sorrows, heals our wounds,</text:span><text:span text:style-name="T4"><text:line-break/></text:span><text:span text:style-name="T4">And drives away our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6" draw:layer="layout" svg:width="25.654cm" svg:height="7.011cm" svg:x="1.27cm" svg:y="0.762cm">
          <draw:text-box>
            <text:p text:style-name="P5"><text:span text:style-name="T5">2. </text:span><text:span text:style-name="T6">It makes the wounded spirit whole</text:span><text:span text:style-name="T6"><text:line-break/></text:span><text:span text:style-name="T6">And calms the heart’s unrest;</text:span><text:span text:style-name="T6"><text:line-break/></text:span><text:span text:style-name="T6">’Tis manna to the hungry soul</text:span></text:p>
            <text:p text:style-name="P5"><text:span text:style-name="T6">And to the weary,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7" draw:layer="layout" svg:width="25.654cm" svg:height="7.011cm" svg:x="1.27cm" svg:y="0.762cm">
          <draw:text-box>
            <text:p text:style-name="P5"><text:span text:style-name="T5">3. </text:span><text:span text:style-name="T6">Dear name! The rock on which I build,</text:span><text:span text:style-name="T6"><text:line-break/></text:span><text:span text:style-name="T6">My shield and hiding place;</text:span><text:span text:style-name="T6"><text:line-break/></text:span><text:span text:style-name="T6">My never-failing treasury filled</text:span><text:span text:style-name="T6"><text:line-break/></text:span><text:span text:style-name="T6">With boundless stores of gr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9" draw:layer="layout" svg:width="25.654cm" svg:height="7.011cm" svg:x="1.27cm" svg:y="0.762cm">
          <draw:text-box>
            <text:p text:style-name="P8"><text:span text:style-name="T5">4. </text:span><text:span text:style-name="T6">O Jesus, shepherd, guardian, friend,</text:span></text:p>
            <text:p text:style-name="P8"><text:span text:style-name="T6">My Prophet, Priest, and King,</text:span></text:p>
            <text:p text:style-name="P8"><text:span text:style-name="T6">My Lord, my life, my way, my end,</text:span></text:p>
            <text:p text:style-name="P8"><text:span text:style-name="T6">Accept the praise I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7" draw:layer="layout" svg:width="25.654cm" svg:height="7.011cm" svg:x="1.27cm" svg:y="0.762cm">
          <draw:text-box>
            <text:p text:style-name="P5"><text:span text:style-name="T5">5. </text:span><text:span text:style-name="T6">How weak the effort of my heart,</text:span><text:span text:style-name="T6"><text:line-break/></text:span><text:span text:style-name="T6">How cold my warmest thought!</text:span><text:span text:style-name="T6"><text:line-break/></text:span><text:span text:style-name="T6">But when I see Thee as Thou art,</text:span><text:span text:style-name="T6"><text:line-break/></text:span><text:span text:style-name="T6">I’ll praise Thee as I ou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11" draw:layer="layout" svg:width="25.654cm" svg:height="12.457cm" svg:x="1.27cm" svg:y="0.715cm">
          <draw:text-box>
            <text:p text:style-name="P8"><text:span text:style-name="T5">6. </text:span><text:span text:style-name="T6">Till then I would Thy love proclaim</text:span></text:p>
            <text:p text:style-name="P8"><text:span text:style-name="T6">With ev’ry fleeting breath;</text:span></text:p>
            <text:p text:style-name="P8"><text:span text:style-name="T6">And may the music of Thy name</text:span></text:p>
            <text:p text:style-name="P8"><text:span text:style-name="T6">Refresh my soul in death!</text:span></text:p>
            <text:p text:style-name="P1"><text:span text:style-name="T7"><text:line-break/></text:span><text:span text:style-name="T7"/></text:p>
            <text:p text:style-name="P10"><text:span text:style-name="T8"/></text:p>
            <text:p text:style-name="P10"><text:span text:style-name="T8"/></text:p>
            <text:p text:style-name="P10"><text:span text:style-name="T9"><text:s text:c="5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11:51:25.237000000</meta:creation-date>
    <dc:title>Hymn template</dc:title>
    <meta:editing-duration>PT19M54S</meta:editing-duration>
    <meta:editing-cycles>10</meta:editing-cycles>
    <meta:generator>LibreOffice/6.1.5.2$Windows_X86_64 LibreOffice_project/90f8dcf33c87b3705e78202e3df5142b201bd805</meta:generator>
    <meta:initial-creator>Arthur Hoch</meta:initial-creator>
    <dc:date>2019-04-23T13:27:49.341000000</dc:date>
    <meta:document-statistic meta:object-count="126"/>
    <meta:template xlink:type="simple" xlink:actuate="onRequest" xlink:title="Hymn template" xlink:href="../../AppData/Roaming/LibreOffice/4/user/template/Worship%20Templsates/Hymn%20template.otp" meta:date="2015-02-04T11:51:24.940000000"/>
  </office:meta>
</office:document-meta>
</file>